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3.2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1_20_concurrent_20_requ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H4]&gt;=0)" style:apply-style-name="ConditionalStyle_5f_1" style:base-cell-address="'Sheet 1'.A4"/>
    </style:style>
    <style:style style:name="ce5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H4]&gt;=0)" style:apply-style-name="ConditionalStyle_5f_1" style:base-cell-address="'Sheet 1'.A4"/>
    </style:style>
    <style:style style:name="ce66" style:family="table-cell" style:parent-style-name="Default">
      <style:table-cell-properties fo:border-bottom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H4]&gt;=0)" style:apply-style-name="ConditionalStyle_5f_1" style:base-cell-address="'Sheet 1'.A4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[.$AH4]&gt;=0)" style:apply-style-name="ConditionalStyle_5f_1" style:base-cell-address="'Sheet 1'.A4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H4]&gt;=0)" style:apply-style-name="ConditionalStyle_5f_1" style:base-cell-address="'Sheet 1'.A4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8" table:default-cell-style-name="Default"/>
        <table:table-column table:style-name="co1" table:visibility="collapse" table:number-columns-repeated="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90" table:default-cell-style-name="Default"/>
        <table:table-row table:style-name="ro1">
          <table:table-cell table:style-name="ce1" table:number-columns-repeated="2"/>
          <table:table-cell table:style-name="ce58"/>
          <table:table-cell table:style-name="ce66" office:value-type="string" calcext:value-type="string" table:number-columns-spanned="15" table:number-rows-spanned="1">
            <text:p>cRPC</text:p>
          </table:table-cell>
          <table:covered-table-cell table:number-columns-repeated="13"/>
          <table:covered-table-cell table:style-name="ce16"/>
          <table:table-cell table:style-name="ce66" office:value-type="string" calcext:value-type="string" table:number-columns-spanned="15" table:number-rows-spanned="1">
            <text:p>no_cRPC</text:p>
          </table:table-cell>
          <table:covered-table-cell table:number-columns-repeated="13"/>
          <table:covered-table-cell table:style-name="ce16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5"/>
          <table:table-cell table:style-name="ce9" office:value-type="string" calcext:value-type="string" table:number-columns-spanned="7" table:number-rows-spanned="1">
            <text:p>Leader</text:p>
          </table:table-cell>
          <table:covered-table-cell table:number-columns-repeated="5"/>
          <table:covered-table-cell table:style-name="ce12"/>
          <table:table-cell table:style-name="ce15" office:value-type="string" calcext:value-type="string" table:number-columns-spanned="7" table:number-rows-spanned="1">
            <text:p>Follower Replica</text:p>
          </table:table-cell>
          <table:covered-table-cell table:number-columns-repeated="6"/>
          <table:table-cell table:style-name="ce17" office:value-type="string" calcext:value-type="string" table:number-columns-spanned="1" table:number-rows-spanned="2">
            <text:p>Throughput</text:p>
          </table:table-cell>
          <table:table-cell table:style-name="ce9" office:value-type="string" calcext:value-type="string" table:number-columns-spanned="7" table:number-rows-spanned="1">
            <text:p>Leader</text:p>
          </table:table-cell>
          <table:covered-table-cell table:number-columns-repeated="5"/>
          <table:covered-table-cell table:style-name="ce12"/>
          <table:table-cell table:style-name="ce15" office:value-type="string" calcext:value-type="string" table:number-columns-spanned="7" table:number-rows-spanned="1">
            <text:p>Follower Replica</text:p>
          </table:table-cell>
          <table:covered-table-cell table:number-columns-repeated="6"/>
          <table:table-cell table:style-name="ce17" office:value-type="string" calcext:value-type="string" table:number-columns-spanned="1" table:number-rows-spanned="2">
            <text:p>Throughput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Concurrency</text:p>
          </table:table-cell>
          <table:table-cell table:style-name="ce4" office:value-type="string" calcext:value-type="string">
            <text:p>Clients</text:p>
          </table:table-cell>
          <table:table-cell table:style-name="ce25" office:value-type="string" calcext:value-type="string">
            <text:p>Replicas</text:p>
          </table:table-cell>
          <table:table-cell table:style-name="ce10" office:value-type="string" calcext:value-type="string">
            <text:p>Max CPU utilization</text:p>
          </table:table-cell>
          <table:table-cell table:style-name="ce11" office:value-type="string" calcext:value-type="string">
            <text:p># &gt;=95%</text:p>
          </table:table-cell>
          <table:table-cell table:style-name="ce11" office:value-type="string" calcext:value-type="string">
            <text:p># &gt;=90%</text:p>
          </table:table-cell>
          <table:table-cell table:style-name="ce11" office:value-type="string" calcext:value-type="string">
            <text:p># &gt;=80%</text:p>
          </table:table-cell>
          <table:table-cell table:style-name="ce11" office:value-type="string" calcext:value-type="string">
            <text:p># &gt;=70%</text:p>
          </table:table-cell>
          <table:table-cell table:style-name="ce11" office:value-type="string" calcext:value-type="string">
            <text:p># &gt;=60%</text:p>
          </table:table-cell>
          <table:table-cell table:style-name="ce13" office:value-type="string" calcext:value-type="string">
            <text:p># &gt;=50%</text:p>
          </table:table-cell>
          <table:table-cell table:style-name="ce10" office:value-type="string" calcext:value-type="string">
            <text:p>Max CPU utilization</text:p>
          </table:table-cell>
          <table:table-cell table:style-name="ce11" office:value-type="string" calcext:value-type="string">
            <text:p># &gt;=95%</text:p>
          </table:table-cell>
          <table:table-cell table:style-name="ce11" office:value-type="string" calcext:value-type="string">
            <text:p># &gt;=90%</text:p>
          </table:table-cell>
          <table:table-cell table:style-name="ce11" office:value-type="string" calcext:value-type="string">
            <text:p># &gt;=80%</text:p>
          </table:table-cell>
          <table:table-cell table:style-name="ce11" office:value-type="string" calcext:value-type="string">
            <text:p># &gt;=70%</text:p>
          </table:table-cell>
          <table:table-cell table:style-name="ce11" office:value-type="string" calcext:value-type="string">
            <text:p># &gt;=60%</text:p>
          </table:table-cell>
          <table:table-cell table:style-name="ce11" office:value-type="string" calcext:value-type="string">
            <text:p># &gt;=50%</text:p>
          </table:table-cell>
          <table:covered-table-cell table:style-name="ce18"/>
          <table:table-cell table:style-name="ce10" office:value-type="string" calcext:value-type="string">
            <text:p>Max CPU utilization</text:p>
          </table:table-cell>
          <table:table-cell table:style-name="ce11" office:value-type="string" calcext:value-type="string">
            <text:p># &gt;=95%</text:p>
          </table:table-cell>
          <table:table-cell table:style-name="ce11" office:value-type="string" calcext:value-type="string">
            <text:p># &gt;=90%</text:p>
          </table:table-cell>
          <table:table-cell table:style-name="ce11" office:value-type="string" calcext:value-type="string">
            <text:p># &gt;=80%</text:p>
          </table:table-cell>
          <table:table-cell table:style-name="ce11" office:value-type="string" calcext:value-type="string">
            <text:p># &gt;=70%</text:p>
          </table:table-cell>
          <table:table-cell table:style-name="ce11" office:value-type="string" calcext:value-type="string">
            <text:p># &gt;=60%</text:p>
          </table:table-cell>
          <table:table-cell table:style-name="ce13" office:value-type="string" calcext:value-type="string">
            <text:p># &gt;=50%</text:p>
          </table:table-cell>
          <table:table-cell table:style-name="ce10" office:value-type="string" calcext:value-type="string">
            <text:p>Max CPU utilization</text:p>
          </table:table-cell>
          <table:table-cell table:style-name="ce11" office:value-type="string" calcext:value-type="string">
            <text:p># &gt;=95%</text:p>
          </table:table-cell>
          <table:table-cell table:style-name="ce11" office:value-type="string" calcext:value-type="string">
            <text:p># &gt;=90%</text:p>
          </table:table-cell>
          <table:table-cell table:style-name="ce11" office:value-type="string" calcext:value-type="string">
            <text:p># &gt;=80%</text:p>
          </table:table-cell>
          <table:table-cell table:style-name="ce11" office:value-type="string" calcext:value-type="string">
            <text:p># &gt;=70%</text:p>
          </table:table-cell>
          <table:table-cell table:style-name="ce11" office:value-type="string" calcext:value-type="string">
            <text:p># &gt;=60%</text:p>
          </table:table-cell>
          <table:table-cell table:style-name="ce11" office:value-type="string" calcext:value-type="string">
            <text:p># &gt;=50%</text:p>
          </table:table-cell>
          <table:covered-table-cell table:style-name="ce18"/>
          <table:table-cell table:style-name="ce21" office:value-type="string" calcext:value-type="string">
            <text:p>Performance Improvement (%)</text:p>
          </table:table-cell>
          <table:table-cell table:number-columns-repeated="991"/>
        </table:table-row>
        <table:table-row table:style-name="ro4">
          <table:table-cell table:number-columns-repeated="2"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2829.6" calcext:value-type="float">
            <text:p>2829.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2" calcext:value-type="float">
            <text:p>92</text:p>
          </table:table-cell>
          <table:table-cell table:style-name="ce19" office:value-type="float" office:value="2829.6" calcext:value-type="float">
            <text:p>2829.6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3269.48" calcext:value-type="float">
            <text:p>3269.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0" calcext:value-type="float">
            <text:p>90</text:p>
          </table:table-cell>
          <table:table-cell table:style-name="ce19" office:value-type="float" office:value="3269.48" calcext:value-type="float">
            <text:p>3269.48</text:p>
          </table:table-cell>
          <table:table-cell table:style-name="ce22" table:formula="of:=TRUNC((([.R4]-[.AG4])/[.AG4])*100; 4)" office:value-type="float" office:value="-13.4541" calcext:value-type="float">
            <text:p>-13.4541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9904.72" calcext:value-type="float">
            <text:p>9904.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19" office:value-type="float" office:value="9904.72" calcext:value-type="float">
            <text:p>9904.7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14" office:value-type="float" office:value="44" calcext:value-type="float">
            <text:p>44</text:p>
          </table:table-cell>
          <table:table-cell table:style-name="ce3" office:value-type="float" office:value="10523.12" calcext:value-type="float">
            <text:p>10523.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10523.12" calcext:value-type="float">
            <text:p>10523.12</text:p>
          </table:table-cell>
          <table:table-cell table:style-name="ce22" table:formula="of:=TRUNC((([.R5]-[.AG5])/[.AG5])*100; 4)" office:value-type="float" office:value="-5.8765" calcext:value-type="float">
            <text:p>-5.8765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12472.48" calcext:value-type="float">
            <text:p>12472.4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12472.48" calcext:value-type="float">
            <text:p>12472.48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14291.15" calcext:value-type="float">
            <text:p>14291.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19" office:value-type="float" office:value="14291.15" calcext:value-type="float">
            <text:p>14291.15</text:p>
          </table:table-cell>
          <table:table-cell table:style-name="ce22" table:formula="of:=TRUNC((([.R6]-[.AG6])/[.AG6])*100; 4)" office:value-type="float" office:value="-12.7258" calcext:value-type="float">
            <text:p>-12.7258</text:p>
          </table:table-cell>
          <table:table-cell table:number-columns-repeated="991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13413.23" calcext:value-type="float">
            <text:p>13413.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2" calcext:value-type="float">
            <text:p>92</text:p>
          </table:table-cell>
          <table:table-cell table:style-name="ce19" office:value-type="float" office:value="13413.23" calcext:value-type="float">
            <text:p>13413.23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14911.25" calcext:value-type="float">
            <text:p>14911.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1" calcext:value-type="float">
            <text:p>81</text:p>
          </table:table-cell>
          <table:table-cell table:style-name="ce19" office:value-type="float" office:value="14911.25" calcext:value-type="float">
            <text:p>14911.25</text:p>
          </table:table-cell>
          <table:table-cell table:style-name="ce22" table:formula="of:=TRUNC((([.R7]-[.AG7])/[.AG7])*100; 4)" office:value-type="float" office:value="-10.0462" calcext:value-type="float">
            <text:p>-10.0462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3.3" calcext:value-type="float">
            <text:p>93.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14684.38" calcext:value-type="float">
            <text:p>14684.3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19" office:value-type="float" office:value="14684.38" calcext:value-type="float">
            <text:p>14684.38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16613.95" calcext:value-type="float">
            <text:p>16613.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16613.95" calcext:value-type="float">
            <text:p>16613.95</text:p>
          </table:table-cell>
          <table:table-cell table:style-name="ce22" table:formula="of:=TRUNC((([.R8]-[.AG8])/[.AG8])*100; 4)" office:value-type="float" office:value="-11.6141" calcext:value-type="float">
            <text:p>-11.6141</text:p>
          </table:table-cell>
          <table:table-cell table:number-columns-repeated="991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15426.12" calcext:value-type="float">
            <text:p>15426.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9" office:value-type="float" office:value="15426.12" calcext:value-type="float">
            <text:p>15426.1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17352.68" calcext:value-type="float">
            <text:p>17352.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float" office:value="17352.68" calcext:value-type="float">
            <text:p>17352.68</text:p>
          </table:table-cell>
          <table:table-cell table:style-name="ce22" table:formula="of:=TRUNC((([.R9]-[.AG9])/[.AG9])*100; 4)" office:value-type="float" office:value="-11.1023" calcext:value-type="float">
            <text:p>-11.1023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81.2" calcext:value-type="float">
            <text:p>81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3" calcext:value-type="float">
            <text:p>93</text:p>
          </table:table-cell>
          <table:table-cell table:style-name="ce19" office:value-type="float" office:value="14305.8" calcext:value-type="float">
            <text:p>14305.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17515.95" calcext:value-type="float">
            <text:p>17515.9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7" calcext:value-type="float">
            <text:p>67</text:p>
          </table:table-cell>
          <table:table-cell table:style-name="ce19" office:value-type="float" office:value="17515.95" calcext:value-type="float">
            <text:p>17515.95</text:p>
          </table:table-cell>
          <table:table-cell table:style-name="ce22" table:formula="of:=TRUNC((([.R10]-[.AG10])/[.AG10])*100; 4)" office:value-type="float" office:value="-18.327" calcext:value-type="float">
            <text:p>-18.327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3" calcext:value-type="float">
            <text:p>83</text:p>
          </table:table-cell>
          <table:table-cell table:style-name="ce19" office:value-type="float" office:value="19651.68" calcext:value-type="float">
            <text:p>19651.6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 table:style-name="ce3" office:value-type="float" office:value="54" calcext:value-type="float">
            <text:p>54</text:p>
          </table:table-cell>
          <table:table-cell table:style-name="ce14" office:value-type="float" office:value="54" calcext:value-type="float">
            <text:p>54</text:p>
          </table:table-cell>
          <table:table-cell table:style-name="ce3" office:value-type="float" office:value="38394.95" calcext:value-type="float">
            <text:p>38394.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19" office:value-type="float" office:value="38394.95" calcext:value-type="float">
            <text:p>38394.95</text:p>
          </table:table-cell>
          <table:table-cell table:style-name="ce22" table:formula="of:=TRUNC((([.R11]-[.AG11])/[.AG11])*100; 4)" office:value-type="float" office:value="-48.817" calcext:value-type="float">
            <text:p>-48.817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19" office:value-type="float" office:value="21132.27" calcext:value-type="float">
            <text:p>21132.27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37401.27" calcext:value-type="float">
            <text:p>37401.2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9" office:value-type="float" office:value="37401.27" calcext:value-type="float">
            <text:p>37401.27</text:p>
          </table:table-cell>
          <table:table-cell table:style-name="ce22" table:formula="of:=TRUNC((([.R12]-[.AG12])/[.AG12])*100; 4)" office:value-type="float" office:value="-43.4985" calcext:value-type="float">
            <text:p>-43.4985</text:p>
          </table:table-cell>
          <table:table-cell table:number-columns-repeated="991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3.3" calcext:value-type="float">
            <text:p>93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81.2" calcext:value-type="float">
            <text:p>81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3" calcext:value-type="float">
            <text:p>93</text:p>
          </table:table-cell>
          <table:table-cell table:style-name="ce19" office:value-type="float" office:value="20767.23" calcext:value-type="float">
            <text:p>20767.2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38413.37" calcext:value-type="float">
            <text:p>38413.3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" calcext:value-type="float">
            <text:p>53</text:p>
          </table:table-cell>
          <table:table-cell table:style-name="ce19" office:value-type="float" office:value="38413.37" calcext:value-type="float">
            <text:p>38413.37</text:p>
          </table:table-cell>
          <table:table-cell table:style-name="ce22" table:formula="of:=TRUNC((([.R13]-[.AG13])/[.AG13])*100; 4)" office:value-type="float" office:value="-45.9374" calcext:value-type="float">
            <text:p>-45.9374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" calcext:value-type="float">
            <text:p>80</text:p>
          </table:table-cell>
          <table:table-cell table:style-name="ce19" office:value-type="float" office:value="21218.29" calcext:value-type="float">
            <text:p>21218.2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46131.03" calcext:value-type="float">
            <text:p>46131.0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9" office:value-type="float" office:value="46131.03" calcext:value-type="float">
            <text:p>46131.03</text:p>
          </table:table-cell>
          <table:table-cell table:style-name="ce22" table:formula="of:=TRUNC((([.R14]-[.AG14])/[.AG14])*100; 4)" office:value-type="float" office:value="-54.0043" calcext:value-type="float">
            <text:p>-54.0043</text:p>
          </table:table-cell>
          <table:table-cell table:number-columns-repeated="991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19" office:value-type="float" office:value="22808.58" calcext:value-type="float">
            <text:p>22808.5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42117.39" calcext:value-type="float">
            <text:p>42117.3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9" office:value-type="float" office:value="42117.39" calcext:value-type="float">
            <text:p>42117.39</text:p>
          </table:table-cell>
          <table:table-cell table:style-name="ce22" table:formula="of:=TRUNC((([.R15]-[.AG15])/[.AG15])*100; 4)" office:value-type="float" office:value="-45.8452" calcext:value-type="float">
            <text:p>-45.8452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3" calcext:value-type="float">
            <text:p>93</text:p>
          </table:table-cell>
          <table:table-cell table:style-name="ce19" office:value-type="float" office:value="18810.99" calcext:value-type="float">
            <text:p>18810.9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21217.19" calcext:value-type="float">
            <text:p>21217.1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21217.19" calcext:value-type="float">
            <text:p>21217.19</text:p>
          </table:table-cell>
          <table:table-cell table:style-name="ce22" table:formula="of:=TRUNC((([.R16]-[.AG16])/[.AG16])*100; 4)" office:value-type="float" office:value="-11.3408" calcext:value-type="float">
            <text:p>-11.3408</text:p>
          </table:table-cell>
          <table:table-cell table:number-columns-repeated="991"/>
        </table:table-row>
        <table:table-row table:style-name="ro4">
          <table:table-cell table:number-columns-repeated="2"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" calcext:value-type="float">
            <text:p>81</text:p>
          </table:table-cell>
          <table:table-cell table:style-name="ce19" office:value-type="float" office:value="23272.85" calcext:value-type="float">
            <text:p>23272.85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36732.45" calcext:value-type="float">
            <text:p>36732.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19" office:value-type="float" office:value="36732.45" calcext:value-type="float">
            <text:p>36732.45</text:p>
          </table:table-cell>
          <table:table-cell table:style-name="ce22" table:formula="of:=TRUNC((([.R17]-[.AG17])/[.AG17])*100; 4)" office:value-type="float" office:value="-36.6422" calcext:value-type="float">
            <text:p>-36.6422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54" calcext:value-type="float">
            <text:p>54</text:p>
          </table:table-cell>
          <table:table-cell table:style-name="ce14" office:value-type="float" office:value="54" calcext:value-type="float">
            <text:p>54</text:p>
          </table:table-cell>
          <table:table-cell table:style-name="ce3" office:value-type="float" office:value="68.8" calcext:value-type="float">
            <text:p>68.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" calcext:value-type="float">
            <text:p>66</text:p>
          </table:table-cell>
          <table:table-cell table:style-name="ce19" office:value-type="float" office:value="26345.12" calcext:value-type="float">
            <text:p>26345.1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47148.37" calcext:value-type="float">
            <text:p>47148.3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47148.37" calcext:value-type="float">
            <text:p>47148.37</text:p>
          </table:table-cell>
          <table:table-cell table:style-name="ce22" table:formula="of:=TRUNC((([.R18]-[.AG18])/[.AG18])*100; 4)" office:value-type="float" office:value="-44.1229" calcext:value-type="float">
            <text:p>-44.1229</text:p>
          </table:table-cell>
          <table:table-cell table:style-name="ce23"/>
          <table:table-cell table:number-columns-repeated="990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86.7" calcext:value-type="float">
            <text:p>86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2" calcext:value-type="float">
            <text:p>92</text:p>
          </table:table-cell>
          <table:table-cell table:style-name="ce19" office:value-type="float" office:value="25014.95" calcext:value-type="float">
            <text:p>25014.95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46914.74" calcext:value-type="float">
            <text:p>46914.7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" calcext:value-type="float">
            <text:p>52</text:p>
          </table:table-cell>
          <table:table-cell table:style-name="ce19" office:value-type="float" office:value="46914.74" calcext:value-type="float">
            <text:p>46914.74</text:p>
          </table:table-cell>
          <table:table-cell table:style-name="ce22" table:formula="of:=TRUNC((([.R19]-[.AG19])/[.AG19])*100; 4)" office:value-type="float" office:value="-46.6799" calcext:value-type="float">
            <text:p>-46.6799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81.2" calcext:value-type="float">
            <text:p>81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9" calcext:value-type="float">
            <text:p>89</text:p>
          </table:table-cell>
          <table:table-cell table:style-name="ce19" office:value-type="float" office:value="25430.16" calcext:value-type="float">
            <text:p>25430.16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53210.42" calcext:value-type="float">
            <text:p>53210.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19" office:value-type="float" office:value="53210.42" calcext:value-type="float">
            <text:p>53210.42</text:p>
          </table:table-cell>
          <table:table-cell table:style-name="ce22" table:formula="of:=TRUNC((([.R20]-[.AG20])/[.AG20])*100; 4)" office:value-type="float" office:value="-52.2083" calcext:value-type="float">
            <text:p>-52.2083</text:p>
          </table:table-cell>
          <table:table-cell table:number-columns-repeated="991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68.8" calcext:value-type="float">
            <text:p>68.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" calcext:value-type="float">
            <text:p>62</text:p>
          </table:table-cell>
          <table:table-cell table:style-name="ce19" office:value-type="float" office:value="26283.27" calcext:value-type="float">
            <text:p>26283.27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51829.69" calcext:value-type="float">
            <text:p>51829.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9" office:value-type="float" office:value="51829.69" calcext:value-type="float">
            <text:p>51829.69</text:p>
          </table:table-cell>
          <table:table-cell table:style-name="ce22" table:formula="of:=TRUNC((([.R21]-[.AG21])/[.AG21])*100; 4)" office:value-type="float" office:value="-49.2891" calcext:value-type="float">
            <text:p>-49.2891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4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86.7" calcext:value-type="float">
            <text:p>86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3" calcext:value-type="float">
            <text:p>93</text:p>
          </table:table-cell>
          <table:table-cell table:style-name="ce19" office:value-type="float" office:value="19937.49" calcext:value-type="float">
            <text:p>19937.4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4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21753.21" calcext:value-type="float">
            <text:p>21753.2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19" office:value-type="float" office:value="21753.21" calcext:value-type="float">
            <text:p>21753.21</text:p>
          </table:table-cell>
          <table:table-cell table:style-name="ce22" table:formula="of:=TRUNC((([.R22]-[.AG22])/[.AG22])*100; 4)" office:value-type="float" office:value="-8.3469" calcext:value-type="float">
            <text:p>-8.3469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81.2" calcext:value-type="float">
            <text:p>81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7" calcext:value-type="float">
            <text:p>87</text:p>
          </table:table-cell>
          <table:table-cell table:style-name="ce19" office:value-type="float" office:value="31307.31" calcext:value-type="float">
            <text:p>31307.31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45235.73" calcext:value-type="float">
            <text:p>45235.7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19" office:value-type="float" office:value="45235.73" calcext:value-type="float">
            <text:p>45235.73</text:p>
          </table:table-cell>
          <table:table-cell table:style-name="ce22" table:formula="of:=TRUNC((([.R23]-[.AG23])/[.AG23])*100; 4)" office:value-type="float" office:value="-30.7907" calcext:value-type="float">
            <text:p>-30.7907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" calcext:value-type="float">
            <text:p>68</text:p>
          </table:table-cell>
          <table:table-cell table:style-name="ce19" office:value-type="float" office:value="28347.6" calcext:value-type="float">
            <text:p>28347.6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50212.95" calcext:value-type="float">
            <text:p>50212.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50212.95" calcext:value-type="float">
            <text:p>50212.95</text:p>
          </table:table-cell>
          <table:table-cell table:style-name="ce22" table:formula="of:=TRUNC((([.R24]-[.AG24])/[.AG24])*100; 4)" office:value-type="float" office:value="-43.5452" calcext:value-type="float">
            <text:p>-43.5452</text:p>
          </table:table-cell>
          <table:table-cell table:number-columns-repeated="991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2" calcext:value-type="float">
            <text:p>92</text:p>
          </table:table-cell>
          <table:table-cell table:style-name="ce19" office:value-type="float" office:value="30330.83" calcext:value-type="float">
            <text:p>30330.8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51991.02" calcext:value-type="float">
            <text:p>51991.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" calcext:value-type="float">
            <text:p>74</text:p>
          </table:table-cell>
          <table:table-cell table:style-name="ce19" office:value-type="float" office:value="51991.02" calcext:value-type="float">
            <text:p>51991.02</text:p>
          </table:table-cell>
          <table:table-cell table:style-name="ce22" table:formula="of:=TRUNC((([.R25]-[.AG25])/[.AG25])*100; 4)" office:value-type="float" office:value="-41.6614" calcext:value-type="float">
            <text:p>-41.6614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" calcext:value-type="float">
            <text:p>89</text:p>
          </table:table-cell>
          <table:table-cell table:style-name="ce19" office:value-type="float" office:value="36242.69" calcext:value-type="float">
            <text:p>36242.6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52041.32" calcext:value-type="float">
            <text:p>52041.3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19" office:value-type="float" office:value="52041.32" calcext:value-type="float">
            <text:p>52041.32</text:p>
          </table:table-cell>
          <table:table-cell table:style-name="ce22" table:formula="of:=TRUNC((([.R26]-[.AG26])/[.AG26])*100; 4)" office:value-type="float" office:value="-30.3578" calcext:value-type="float">
            <text:p>-30.3578</text:p>
          </table:table-cell>
          <table:table-cell table:style-name="ce23"/>
          <table:table-cell table:number-columns-repeated="990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" calcext:value-type="float">
            <text:p>76</text:p>
          </table:table-cell>
          <table:table-cell table:style-name="ce19" office:value-type="float" office:value="25355.15" calcext:value-type="float">
            <text:p>25355.15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55847.63" calcext:value-type="float">
            <text:p>55847.6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55847.63" calcext:value-type="float">
            <text:p>55847.63</text:p>
          </table:table-cell>
          <table:table-cell table:style-name="ce22" table:formula="of:=TRUNC((([.R27]-[.AG27])/[.AG27])*100; 4)" office:value-type="float" office:value="-54.5994" calcext:value-type="float">
            <text:p>-54.5994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2" calcext:value-type="float">
            <text:p>92</text:p>
          </table:table-cell>
          <table:table-cell table:style-name="ce19" office:value-type="float" office:value="20033.14" calcext:value-type="float">
            <text:p>20033.14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22090.81" calcext:value-type="float">
            <text:p>22090.8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22090.81" calcext:value-type="float">
            <text:p>22090.81</text:p>
          </table:table-cell>
          <table:table-cell table:style-name="ce22" table:formula="of:=TRUNC((([.R28]-[.AG28])/[.AG28])*100; 4)" office:value-type="float" office:value="-9.3145" calcext:value-type="float">
            <text:p>-9.3145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81.2" calcext:value-type="float">
            <text:p>81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0" calcext:value-type="float">
            <text:p>90</text:p>
          </table:table-cell>
          <table:table-cell table:style-name="ce19" office:value-type="float" office:value="37153.67" calcext:value-type="float">
            <text:p>37153.67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46258.82" calcext:value-type="float">
            <text:p>46258.8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19" office:value-type="float" office:value="46258.82" calcext:value-type="float">
            <text:p>46258.82</text:p>
          </table:table-cell>
          <table:table-cell table:style-name="ce22" table:formula="of:=TRUNC((([.R29]-[.AG29])/[.AG29])*100; 4)" office:value-type="float" office:value="-19.683" calcext:value-type="float">
            <text:p>-19.683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" calcext:value-type="float">
            <text:p>58</text:p>
          </table:table-cell>
          <table:table-cell table:style-name="ce19" office:value-type="float" office:value="27693.84" calcext:value-type="float">
            <text:p>27693.84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50117.02" calcext:value-type="float">
            <text:p>50117.0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50117.02" calcext:value-type="float">
            <text:p>50117.02</text:p>
          </table:table-cell>
          <table:table-cell table:style-name="ce22" table:formula="of:=TRUNC((([.R30]-[.AG30])/[.AG30])*100; 4)" office:value-type="float" office:value="-44.7416" calcext:value-type="float">
            <text:p>-44.7416</text:p>
          </table:table-cell>
          <table:table-cell table:number-columns-repeated="991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1" calcext:value-type="float">
            <text:p>91</text:p>
          </table:table-cell>
          <table:table-cell table:style-name="ce19" office:value-type="float" office:value="30008.07" calcext:value-type="float">
            <text:p>30008.07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49741.31" calcext:value-type="float">
            <text:p>49741.3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" calcext:value-type="float">
            <text:p>50</text:p>
          </table:table-cell>
          <table:table-cell table:style-name="ce19" office:value-type="float" office:value="49741.31" calcext:value-type="float">
            <text:p>49741.31</text:p>
          </table:table-cell>
          <table:table-cell table:style-name="ce22" table:formula="of:=TRUNC((([.R31]-[.AG31])/[.AG31])*100; 4)" office:value-type="float" office:value="-39.6717" calcext:value-type="float">
            <text:p>-39.6717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1" calcext:value-type="float">
            <text:p>91</text:p>
          </table:table-cell>
          <table:table-cell table:style-name="ce19" office:value-type="float" office:value="6554.23" calcext:value-type="float">
            <text:p>6554.23</text:p>
          </table:table-cell>
          <table:table-cell table:style-name="ce3" office:value-type="float" office:value="53.3" calcext:value-type="float">
            <text:p>53.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8914.15" calcext:value-type="float">
            <text:p>8914.1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19" office:value-type="float" office:value="8914.15" calcext:value-type="float">
            <text:p>8914.15</text:p>
          </table:table-cell>
          <table:table-cell table:style-name="ce22" table:formula="of:=TRUNC((([.R32]-[.AG32])/[.AG32])*100; 4)" office:value-type="float" office:value="-26.4738" calcext:value-type="float">
            <text:p>-26.4738</text:p>
          </table:table-cell>
          <table:table-cell table:number-columns-repeated="991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62.5" calcext:value-type="float">
            <text:p>62.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19" office:value-type="float" office:value="5381.3" calcext:value-type="float">
            <text:p>5381.3</text:p>
          </table:table-cell>
          <table:table-cell table:style-name="ce3" office:value-type="float" office:value="62.5" calcext:value-type="float">
            <text:p>62.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6544.02" calcext:value-type="float">
            <text:p>6544.0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9" office:value-type="float" office:value="6544.02" calcext:value-type="float">
            <text:p>6544.02</text:p>
          </table:table-cell>
          <table:table-cell table:style-name="ce22" table:formula="of:=TRUNC((([.R33]-[.AG33])/[.AG33])*100; 4)" office:value-type="float" office:value="-17.7676" calcext:value-type="float">
            <text:p>-17.7676</text:p>
          </table:table-cell>
          <table:table-cell table:number-columns-repeated="991"/>
        </table:table-row>
        <table:table-row table:style-name="ro4">
          <table:table-cell table:number-columns-repeated="2"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2467.5" calcext:value-type="float">
            <text:p>2467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1" calcext:value-type="float">
            <text:p>91</text:p>
          </table:table-cell>
          <table:table-cell table:style-name="ce19" office:value-type="float" office:value="2467.5" calcext:value-type="float">
            <text:p>2467.5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19" office:value-type="float" office:value="3203.03" calcext:value-type="float">
            <text:p>3203.03</text:p>
          </table:table-cell>
          <table:table-cell table:style-name="ce22" table:formula="of:=TRUNC((([.R34]-[.AG34])/[.AG34])*100; 4)" office:value-type="float" office:value="-22.9635" calcext:value-type="float">
            <text:p>-22.9635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14" office:value-type="float" office:value="43" calcext:value-type="float">
            <text:p>43</text:p>
          </table:table-cell>
          <table:table-cell table:style-name="ce3" office:value-type="float" office:value="8778.85" calcext:value-type="float">
            <text:p>8778.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0" calcext:value-type="float">
            <text:p>90</text:p>
          </table:table-cell>
          <table:table-cell table:style-name="ce19" office:value-type="float" office:value="8778.85" calcext:value-type="float">
            <text:p>8778.85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68.8" calcext:value-type="float">
            <text:p>68.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9752.05" calcext:value-type="float">
            <text:p>9752.05</text:p>
          </table:table-cell>
          <table:table-cell table:style-name="ce22" table:formula="of:=TRUNC((([.R35]-[.AG35])/[.AG35])*100; 4)" office:value-type="float" office:value="-9.9794" calcext:value-type="float">
            <text:p>-9.9794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8411.73" calcext:value-type="float">
            <text:p>8411.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" calcext:value-type="float">
            <text:p>52</text:p>
          </table:table-cell>
          <table:table-cell table:style-name="ce19" office:value-type="float" office:value="8411.73" calcext:value-type="float">
            <text:p>8411.7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9" office:value-type="float" office:value="15577.74" calcext:value-type="float">
            <text:p>15577.74</text:p>
          </table:table-cell>
          <table:table-cell table:style-name="ce22" table:formula="of:=TRUNC((([.R36]-[.AG36])/[.AG36])*100; 4)" office:value-type="float" office:value="-46.0016" calcext:value-type="float">
            <text:p>-46.0016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16989.24" calcext:value-type="float">
            <text:p>16989.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table:style-name="ce19" office:value-type="float" office:value="16989.24" calcext:value-type="float">
            <text:p>16989.24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" calcext:value-type="float">
            <text:p>50</text:p>
          </table:table-cell>
          <table:table-cell table:style-name="ce19" office:value-type="float" office:value="39646.82" calcext:value-type="float">
            <text:p>39646.82</text:p>
          </table:table-cell>
          <table:table-cell table:style-name="ce22" table:formula="of:=TRUNC((([.R37]-[.AG37])/[.AG37])*100; 4)" office:value-type="float" office:value="-57.1485" calcext:value-type="float">
            <text:p>-57.1485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16040.79" calcext:value-type="float">
            <text:p>16040.7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2" calcext:value-type="float">
            <text:p>92</text:p>
          </table:table-cell>
          <table:table-cell table:style-name="ce19" office:value-type="float" office:value="16040.79" calcext:value-type="float">
            <text:p>16040.7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4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56.2" calcext:value-type="float">
            <text:p>56.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19" office:value-type="float" office:value="19402.32" calcext:value-type="float">
            <text:p>19402.32</text:p>
          </table:table-cell>
          <table:table-cell table:style-name="ce22" table:formula="of:=TRUNC((([.R38]-[.AG38])/[.AG38])*100; 4)" office:value-type="float" office:value="-17.3254" calcext:value-type="float">
            <text:p>-17.3254</text:p>
          </table:table-cell>
          <table:table-cell table:number-columns-repeated="991"/>
        </table:table-row>
        <table:table-row table:style-name="ro4">
          <table:table-cell table:number-columns-repeated="2" table:style-name="ce3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21096.31" calcext:value-type="float">
            <text:p>21096.3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" calcext:value-type="float">
            <text:p>58</text:p>
          </table:table-cell>
          <table:table-cell table:style-name="ce19" office:value-type="float" office:value="21096.31" calcext:value-type="float">
            <text:p>21096.31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9" office:value-type="float" office:value="38226.15" calcext:value-type="float">
            <text:p>38226.15</text:p>
          </table:table-cell>
          <table:table-cell table:style-name="ce22" table:formula="of:=TRUNC((([.R39]-[.AG39])/[.AG39])*100; 4)" office:value-type="float" office:value="-44.8118" calcext:value-type="float">
            <text:p>-44.8118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16932.79" calcext:value-type="float">
            <text:p>16932.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0" calcext:value-type="float">
            <text:p>90</text:p>
          </table:table-cell>
          <table:table-cell table:style-name="ce19" office:value-type="float" office:value="16932.79" calcext:value-type="float">
            <text:p>16932.7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19412.44" calcext:value-type="float">
            <text:p>19412.44</text:p>
          </table:table-cell>
          <table:table-cell table:style-name="ce22" table:formula="of:=TRUNC((([.R40]-[.AG40])/[.AG40])*100; 4)" office:value-type="float" office:value="-12.7735" calcext:value-type="float">
            <text:p>-12.7735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float" office:value="21431.78" calcext:value-type="float">
            <text:p>21431.7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" calcext:value-type="float">
            <text:p>91</text:p>
          </table:table-cell>
          <table:table-cell table:style-name="ce19" office:value-type="float" office:value="21431.78" calcext:value-type="float">
            <text:p>21431.7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62.5" calcext:value-type="float">
            <text:p>62.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float" office:value="40616.9" calcext:value-type="float">
            <text:p>40616.9</text:p>
          </table:table-cell>
          <table:table-cell table:style-name="ce22" table:formula="of:=TRUNC((([.R41]-[.AG41])/[.AG41])*100; 4)" office:value-type="float" office:value="-47.2343" calcext:value-type="float">
            <text:p>-47.2343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19083.05" calcext:value-type="float">
            <text:p>19083.0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" calcext:value-type="float">
            <text:p>55</text:p>
          </table:table-cell>
          <table:table-cell table:style-name="ce19" office:value-type="float" office:value="19083.05" calcext:value-type="float">
            <text:p>19083.05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46.7" calcext:value-type="float">
            <text:p>46.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9" office:value-type="float" office:value="19204.56" calcext:value-type="float">
            <text:p>19204.56</text:p>
          </table:table-cell>
          <table:table-cell table:style-name="ce22" table:formula="of:=TRUNC((([.R42]-[.AG42])/[.AG42])*100; 4)" office:value-type="float" office:value="-0.6327" calcext:value-type="float">
            <text:p>-0.6327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float" office:value="22055.8" calcext:value-type="float">
            <text:p>22055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0" calcext:value-type="float">
            <text:p>90</text:p>
          </table:table-cell>
          <table:table-cell table:style-name="ce19" office:value-type="float" office:value="22055.8" calcext:value-type="float">
            <text:p>22055.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float" office:value="81.2" calcext:value-type="float">
            <text:p>81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table:style-name="ce19" office:value-type="float" office:value="43339.36" calcext:value-type="float">
            <text:p>43339.36</text:p>
          </table:table-cell>
          <table:table-cell table:style-name="ce22" table:formula="of:=TRUNC((([.R43]-[.AG43])/[.AG43])*100; 4)" office:value-type="float" office:value="-49.109" calcext:value-type="float">
            <text:p>-49.109</text:p>
          </table:table-cell>
          <table:table-cell table:style-name="ce23"/>
          <table:table-cell table:number-columns-repeated="990"/>
        </table:table-row>
        <table:table-row table:style-name="ro2" table:number-rows-repeated="936">
          <table:table-cell table:number-columns-repeated="32"/>
          <table:table-cell table:style-name="ce20"/>
          <table:table-cell table:number-columns-repeated="992"/>
        </table:table-row>
        <table:table-row table:style-name="ro5" table:number-rows-repeated="1047576">
          <table:table-cell table:number-columns-repeated="1025"/>
        </table:table-row>
        <table:table-row table:style-name="ro6" table:number-rows-repeated="20">
          <table:table-cell table:number-columns-repeated="1025"/>
        </table:table-row>
        <table:table-row table:style-name="ro6">
          <table:table-cell table:number-columns-repeated="1025"/>
        </table:table-row>
        <table:named-expressions>
          <table:named-range table:name="_xlnm._FilterDatabase" table:base-cell-address="$'Sheet 1'.$A$1" table:cell-range-address="$'Sheet 1'.$C$3:.$C$43"/>
        </table:named-expressions>
        <calcext:conditional-formats>
          <calcext:conditional-format calcext:target-range-address="'Sheet 1'.A4:'Sheet 1'.AH43">
            <calcext:condition calcext:apply-style-name="ConditionalStyle_1" calcext:value="formula-is([.$AH4]&gt;=0)" calcext:base-cell-address="'Sheet 1'.A4"/>
          </calcext:conditional-format>
          <calcext:conditional-format calcext:target-range-address="'Sheet 1'.A4:'Sheet 1'.AH43">
            <calcext:condition calcext:apply-style-name="ConditionalStyle_2" calcext:value="formula-is([.$AH4]&lt;0)" calcext:base-cell-address="'Sheet 1'.A4"/>
          </calcext:conditional-format>
        </calcext:conditional-formats>
      </table:table>
      <table:named-expressions/>
      <table:database-ranges>
        <table:database-range table:name="__Anonymous_Sheet_DB__0" table:target-range-address="'Sheet 1'.A3:'Sheet 1'.C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6d7a8"/>
    </style:style>
    <style:style style:name="ConditionalStyle_5f_2" style:display-name="ConditionalStyle_2" style:family="table-cell" style:parent-style-name="Default">
      <style:table-cell-properties fo:background-color="#ea9999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20:30:20.7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_20_concurrent_20_request" style:display-name="PageStyle_1 concurrent requ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_20_concurrent_20_request" style:display-name="PageStyle_(previous) 1 concurrent requ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_20_Client_20_3_20_servers" style:display-name="PageStyle_1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_20_Client_20_5_20_servers" style:display-name="PageStyle_1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_20_Client_20_3_20_servers" style:display-name="PageStyle_3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_20_Client_20_5_20_servers" style:display-name="PageStyle_3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Client_20_3_20_servers" style:display-name="PageStyle_5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Client_20_5_20_servers" style:display-name="PageStyle_5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Client_20_3_20_servers" style:display-name="PageStyle_8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Client_20_5_20_servers" style:display-name="PageStyle_8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_20_Client_20_3_20_servers" style:display-name="PageStyle_10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_20_Client_20_5_20_servers" style:display-name="PageStyle_10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_20_Client_20_3_20_servers" style:display-name="PageStyle_(Previous) 1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_20_Client_20_5_20_servers" style:display-name="PageStyle_(Previous) 1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0_20_Clients_20_3_20_servers" style:display-name="PageStyle_(Previous) 10 Clients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0_20_Clients_20_5_20_servers" style:display-name="PageStyle_(Previous) 10 Clients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0_20_Clients_20_7_20_servers" style:display-name="PageStyle_(Previous) 10 Clients 7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3-10-04T01:36:34.274000000</dc:date>
    <meta:editing-duration>PT5H38M3S</meta:editing-duration>
    <meta:editing-cycles>4</meta:editing-cycles>
    <meta:document-statistic meta:table-count="1" meta:cell-count="1400" meta:object-count="0"/>
  </office:meta>
</office:document-meta>
</file>